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6" style:family="paragraph" style:parent-style-name="Standard">
      <style:paragraph-properties fo:line-height="200%"/>
      <style:text-properties style:font-name="Times New Roman" style:text-underline-style="none" fo:font-weight="normal" officeooo:rsid="000fe498" officeooo:paragraph-rsid="000fe498" style:font-weight-asian="normal" style:font-weight-complex="normal"/>
    </style:style>
    <style:style style:name="P7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Contents_20_6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color="#333333" loext:opacity="100%" style:font-name="Times New Roman" officeooo:rsid="002567ac" officeooo:paragraph-rsid="00294ca0"/>
    </style:style>
    <style:style style:name="P10" style:family="paragraph" style:parent-style-name="Text_20_body">
      <style:text-properties officeooo:paragraph-rsid="0029c069"/>
    </style:style>
    <style:style style:name="P11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>
      <style:paragraph-properties fo:break-before="page"/>
      <style:text-properties officeooo:paragraph-rsid="002b92a5"/>
    </style:style>
    <style:style style:name="P14" style:family="paragraph" style:parent-style-name="Heading_20_3">
      <style:paragraph-properties fo:break-before="page"/>
      <style:text-properties fo:color="#333333" loext:opacity="100%" style:font-name="Times New Roman" officeooo:rsid="002567ac"/>
    </style:style>
    <style:style style:name="P15" style:family="paragraph" style:parent-style-name="Heading_20_5">
      <style:text-properties style:font-name="Times New Roman"/>
    </style:style>
    <style:style style:name="P16" style:family="paragraph" style:parent-style-name="Heading_20_5">
      <style:paragraph-properties fo:break-before="page"/>
    </style:style>
    <style:style style:name="P17" style:family="paragraph" style:parent-style-name="Heading_20_6" style:list-style-name=""/>
    <style:style style:name="P18" style:family="paragraph" style:parent-style-name="Heading_20_6">
      <style:paragraph-properties fo:break-before="page"/>
    </style:style>
    <style:style style:name="P19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20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b92a5" officeooo:paragraph-rsid="002b92a5" style:text-blinking="false" style:font-size-asian="12pt" style:font-size-complex="12pt" loext:padding="0cm" loext:border="none"/>
    </style:style>
    <style:style style:name="P21" style:family="paragraph" style:parent-style-name="Text_20_body" style:list-style-name="">
      <style:text-properties officeooo:rsid="00274ce4" officeooo:paragraph-rsid="00274ce4"/>
    </style:style>
    <style:style style:name="P22" style:family="paragraph" style:parent-style-name="Text_20_body">
      <style:text-properties fo:color="#333333" loext:opacity="100%" style:font-name="Times New Roman" officeooo:rsid="002567ac"/>
    </style:style>
    <style:style style:name="P23" style:family="paragraph" style:parent-style-name="Text_20_body">
      <style:text-properties fo:color="#333333" loext:opacity="100%" style:font-name="Times New Roman" officeooo:rsid="002567ac" officeooo:paragraph-rsid="002b92a5"/>
    </style:style>
    <style:style style:name="P24" style:family="paragraph" style:parent-style-name="Text_20_body">
      <style:text-properties fo:color="#333333" loext:opacity="100%" style:font-name="Times New Roman" officeooo:rsid="002b92a5" officeooo:paragraph-rsid="002b92a5"/>
    </style:style>
    <style:style style:name="P25" style:family="paragraph" style:parent-style-name="Text_20_body">
      <style:text-properties officeooo:paragraph-rsid="002b92a5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48daf"/>
    </style:style>
    <style:style style:name="T4" style:family="text">
      <style:text-properties officeooo:rsid="002567ac"/>
    </style:style>
    <style:style style:name="T5" style:family="text">
      <style:text-properties style:text-underline-style="none" officeooo:rsid="00248daf"/>
    </style:style>
    <style:style style:name="T6" style:family="text">
      <style:text-properties style:text-underline-style="none" officeooo:rsid="002567ac"/>
    </style:style>
    <style:style style:name="T7" style:family="text">
      <style:text-properties style:text-underline-style="none" officeooo:rsid="002b92a5"/>
    </style:style>
    <style:style style:name="T8" style:family="text">
      <style:text-properties officeooo:rsid="0029c069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29c069"/>
    </style:style>
    <style:style style:name="T11" style:family="text">
      <style:text-properties officeooo:rsid="002b92a5"/>
    </style:style>
    <style:style style:name="T12" style:family="text">
      <style:text-properties fo:font-weight="bold" officeooo:rsid="002b92a5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Componente frontend del proyecto formativo y proyectos de clase (listas de chequeo) Diseño y desarrollo de servicios web - API del proyecto GA7-220501096-AA4-EV01-EV02-EV03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20">John Mauricio Moreno Garcia</text:p>
      <text:p text:style-name="P4"><text:span text:style-name="T7">18 de octubre</text:span><text:span text:style-name="T3"> </text:span>de 202<text:span text:style-name="T2">4</text:span></text:p>
      <text:p text:style-name="P4"/>
      <text:p text:style-name="P5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5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1"><text:a xlink:type="simple" xlink:href="#__RefHeading___Toc278_2692588097" text:style-name="Index_20_Link" text:visited-style-name="Index_20_Link">Introducción:<text:tab/>3</text:a></text:p>
          <text:p text:style-name="P11"><text:a xlink:type="simple" xlink:href="#__RefHeading___Toc275_2692588097" text:style-name="Index_20_Link" text:visited-style-name="Index_20_Link">API’s Que son, ventajas y las mas usadas.<text:tab/>4</text:a></text:p>
          <text:p text:style-name="P11"><text:a xlink:type="simple" xlink:href="#__RefHeading___Toc280_2692588097" text:style-name="Index_20_Link" text:visited-style-name="Index_20_Link">Conclusión:<text:tab/>5</text:a></text:p>
          <text:p text:style-name="P11"><text:a xlink:type="simple" xlink:href="#__RefHeading___Toc282_2692588097" text:style-name="Index_20_Link" text:visited-style-name="Index_20_Link">Bibliografia<text:tab/>6</text:a></text:p>
        </text:index-body>
      </text:table-of-content>
      <text:p text:style-name="P6"/>
      <text:h text:style-name="P13" text:outline-level="3"><text:bookmark-start text:name="__RefHeading___Toc278_2692588097"/>Introducción:<text:bookmark-end text:name="__RefHeading___Toc278_2692588097"/></text:h>
      <text:p text:style-name="Text_20_body">En el mundo moderno del desarrollo de software, las <text:span text:style-name="Strong_20_Emphasis">APIs (Interfaz de Programación de Aplicaciones)</text:span> juegan un papel fundamental al facilitar la comunicación entre diferentes sistemas y aplicaciones. La creciente complejidad y diversidad de plataformas tecnológicas ha convertido a las APIs en herramientas indispensables para garantizar la interoperabilidad y el intercambio eficiente de información. Este trabajo tiene como objetivo responder a tres preguntas clave: ¿Qué es una API? ¿Cuáles son las ventajas de utilizarlas? y ¿Cuáles son las APIs más utilizadas en aplicaciones actuales? A través de estas respuestas, se analizará la relevancia de las APIs en el desarrollo de software moderno y su impacto en la creación de soluciones tecnológicas más eficientes, escalables y adaptables.</text:p>
      <text:p text:style-name="P25"/>
      <text:h text:style-name="P13" text:outline-level="3"><text:bookmark-start text:name="__RefHeading___Toc275_2692588097"/>API’s Que son, ventajas y las mas usadas.<text:bookmark-end text:name="__RefHeading___Toc275_2692588097"/></text:h>
      <text:p text:style-name="P23"><text:line-break/>APIs (Interfaz de Programación de Aplicaciones) se han convertido en componentes esenciales que facilitan la interacción entre diferentes sistemas y aplicaciones. Una API es un conjunto de definiciones y protocolos que permite que diversas aplicaciones se comuniquen entre sí. Actúa como un intermediario que traduce solicitudes de un sistema a otro, permitiendo el intercambio de datos y funcionalidades de manera eficiente. Las APIs pueden ser públicas, permitiendo su uso por cualquier desarrollador, o privadas, restringidas a un uso interno dentro de una organización.</text:p>
      <text:p text:style-name="Text_20_body">Las ventajas de utilizar APIs son numerosas y significativas. En primer lugar, las APIs permiten la <text:span text:style-name="Strong_20_Emphasis">interoperabilidad</text:span> entre diferentes sistemas, lo que significa que aplicaciones desarrolladas en diferentes lenguajes de programación o plataformas pueden comunicarse sin problemas. Esto no solo agiliza el desarrollo de software, sino que también promueve la colaboración entre equipos y empresas. En segundo lugar, las APIs mejoran la <text:span text:style-name="Strong_20_Emphasis">eficiencia</text:span> al permitir que los desarrolladores utilicen funciones y servicios ya existentes, en lugar de tener que construir cada componente desde cero. Esto ahorra tiempo y recursos, lo que es fundamental en un entorno empresarial donde la rapidez y la innovación son clave. Por último, las APIs facilitan la <text:span text:style-name="Strong_20_Emphasis">escalabilidad</text:span>, ya que las empresas pueden agregar nuevas funcionalidades a sus aplicaciones simplemente integrando nuevas APIs, en lugar de modificar el sistema existente.</text:p>
      <text:p text:style-name="Text_20_body">Entre las APIs más utilizadas en aplicaciones, encontramos algunas que han tenido un impacto significativo en la forma en que interactuamos con la tecnología. Por ejemplo, la <text:span text:style-name="Strong_20_Emphasis">API de Google Maps</text:span> es ampliamente utilizada en aplicaciones para proporcionar servicios de geolocalización y mapas interactivos. Otra API popular es la <text:span text:style-name="Strong_20_Emphasis">API de Facebook</text:span>, que permite a las aplicaciones acceder a funcionalidades como la autenticación de usuarios y la publicación en redes sociales. Además, la <text:span text:style-name="Strong_20_Emphasis">API de Twitter</text:span> es común en aplicaciones que desean integrar la funcionalidad de Twitter, permitiendo a los usuarios publicar tweets o seguir cuentas directamente desde otras plataformas. También es relevante mencionar la <text:span text:style-name="Strong_20_Emphasis">API de Stripe</text:span>, que facilita los pagos en línea de manera segura y rápida, y la <text:span text:style-name="Strong_20_Emphasis">API de OpenWeather</text:span>, que proporciona datos meteorológicos en tiempo real para diversas aplicaciones.</text:p>
      <text:p text:style-name="P22"/>
      <text:h text:style-name="P14" text:outline-level="3"><text:bookmark-start text:name="__RefHeading___Toc280_2692588097"/>Conclusión:<text:bookmark-end text:name="__RefHeading___Toc280_2692588097"/></text:h>
      <text:p text:style-name="Text_20_body">El uso de APIs ha transformado la manera en que se desarrollan y despliegan las aplicaciones modernas, permitiendo a los desarrolladores integrar fácilmente funcionalidades avanzadas sin la necesidad de construir cada componente desde cero. Las ventajas de las APIs, como la <text:span text:style-name="Strong_20_Emphasis">interoperabilidad</text:span>, <text:span text:style-name="Strong_20_Emphasis">eficiencia</text:span> y <text:span text:style-name="Strong_20_Emphasis">escalabilidad</text:span>, han facilitado la colaboración entre diferentes plataformas y reducido los tiempos de desarrollo. Además, las APIs populares, como las de Google Maps, Facebook y Twitter, han abierto nuevas posibilidades en áreas como la geolocalización, la autenticación de usuarios y la integración de redes sociales. En un mundo cada vez más interconectado, las APIs seguirán siendo un recurso crucial para el avance tecnológico, proporcionando a los desarrolladores las herramientas necesarias para crear aplicaciones más inteligentes, funcionales y conectadas.</text:p>
      <text:p text:style-name="P22"/>
      <text:h text:style-name="P12" text:outline-level="3"><text:bookmark-start text:name="__RefHeading___Toc282_2692588097"/>Bibliografia<text:bookmark-end text:name="__RefHeading___Toc282_2692588097"/></text:h>
      <text:p text:style-name="P24">Twitter Developers. (n.d.). <text:span text:style-name="Emphasis">Twitter API Documentation</text:span>. Recuperado de <text:a xlink:type="simple" xlink:href="https://developer.twitter.com/en/docs" office:target-frame-name="_new" xlink:show="replace" text:style-name="Internet_20_link" text:visited-style-name="Visited_20_Internet_20_Link">https://developer.twitter.com/en/docs</text:a> </text:p>
      <text:p text:style-name="P24">Google Developers. (n.d.). <text:span text:style-name="Emphasis">Google Maps APIs</text:span>. Recuperado de https://developers.google.com/maps</text:p>
      <text:p text:style-name="Text_20_body">Facebook for Developers. (n.d.). <text:span text:style-name="Emphasis">Graph API Overview</text:span>. Recuperado de <text:a xlink:type="simple" xlink:href="https://developers.facebook.com/docs/graph-api" office:target-frame-name="_new" xlink:show="replace" text:style-name="Internet_20_link" text:visited-style-name="Visited_20_Internet_20_Link">https://developers.facebook.com/docs/graph-api</text:a></text:p>
      <text:p text:style-name="P24">Agarwal, R., &amp; Vashisht, K. (2019). <text:span text:style-name="Emphasis">Mastering API Architecture: Design, Develop, and Deploy API-First Solutions with Microservices</text:span>. Packt Publishing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5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9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6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8:36:00</meta:creation-date>
    <dc:date>2024-10-18T23:45:17.523000000</dc:date>
    <meta:editing-duration>P6DT1H26M44S</meta:editing-duration>
    <meta:editing-cycles>28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0" meta:image-count="0" meta:object-count="0" meta:page-count="6" meta:paragraph-count="25" meta:word-count="709" meta:character-count="4987" meta:non-whitespace-character-count="4298"/>
  </office:meta>
</office:document-meta>
</file>